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ill Sans" svg:font-family="'Gill Sans'"/>
    <style:font-face style:name="OpenSymbol" svg:font-family="OpenSymbol"/>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mm" table:align="left"/>
    </style:style>
    <style:style style:name="Table1.A" style:family="table-column">
      <style:table-column-properties style:column-width="165.06mm"/>
    </style:style>
    <style:style style:name="Table1.A1" style:family="table-cell">
      <style:table-cell-properties fo:padding="0.97mm" fo:border="none"/>
    </style:style>
    <style:style style:name="Table2" style:family="table">
      <style:table-properties style:width="167.04mm" table:align="left"/>
    </style:style>
    <style:style style:name="Table2.A" style:family="table-column">
      <style:table-column-properties style:column-width="167.04mm"/>
    </style:style>
    <style:style style:name="Table2.A1" style:family="table-cell">
      <style:table-cell-properties fo:padding="0.97mm" fo:border="none"/>
    </style:style>
    <style:style style:name="Table3" style:family="table">
      <style:table-properties style:width="166.69mm" table:align="left"/>
    </style:style>
    <style:style style:name="Table3.A" style:family="table-column">
      <style:table-column-properties style:column-width="166.69mm"/>
    </style:style>
    <style:style style:name="Table3.A1" style:family="table-cell">
      <style:table-cell-properties fo:padding="0.97mm" fo:border="none"/>
    </style:style>
    <style:style style:name="Table4" style:family="table">
      <style:table-properties style:width="167.59mm" table:align="left"/>
    </style:style>
    <style:style style:name="Table4.A" style:family="table-column">
      <style:table-column-properties style:column-width="167.59mm"/>
    </style:style>
    <style:style style:name="Table4.A1" style:family="table-cell">
      <style:table-cell-properties fo:padding="0.97mm" fo:border="none"/>
    </style:style>
    <style:style style:name="Table5" style:family="table">
      <style:table-properties style:width="170.34mm" fo:margin-left="-0.34mm" fo:margin-right="0mm" table:align="margins"/>
    </style:style>
    <style:style style:name="Table5.A" style:family="table-column">
      <style:table-column-properties style:column-width="11.15mm" style:rel-column-width="632*"/>
    </style:style>
    <style:style style:name="Table5.B" style:family="table-column">
      <style:table-column-properties style:column-width="16.95mm" style:rel-column-width="961*"/>
    </style:style>
    <style:style style:name="Table5.C" style:family="table-column">
      <style:table-column-properties style:column-width="35.95mm" style:rel-column-width="2038*"/>
    </style:style>
    <style:style style:name="Table5.D" style:family="table-column">
      <style:table-column-properties style:column-width="106.29mm" style:rel-column-width="6026*"/>
    </style:style>
    <style:style style:name="Table5.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5.D1" style:family="table-cell">
      <style:table-cell-properties fo:background-color="#579d1c" fo:padding="0.97mm" fo:border="0.02mm solid #000000">
        <style:background-image/>
      </style:table-cell-properties>
    </style:style>
    <style:style style:name="Table5.A2" style:family="table-cell">
      <style:table-cell-properties fo:padding="0.97mm" fo:border-left="0.02mm solid #000000" fo:border-right="none" fo:border-top="none" fo:border-bottom="0.02mm solid #000000"/>
    </style:style>
    <style:style style:name="Table5.D2" style:family="table-cell">
      <style:table-cell-properties fo:padding="0.97mm" fo:border-left="0.02mm solid #000000" fo:border-right="0.02mm solid #000000" fo:border-top="none" fo:border-bottom="0.02mm solid #000000"/>
    </style:style>
    <style:style style:name="Table6" style:family="table">
      <style:table-properties style:width="170.34mm" fo:margin-left="-0.34mm" fo:margin-right="0mm" table:align="margins"/>
    </style:style>
    <style:style style:name="Table6.A" style:family="table-column">
      <style:table-column-properties style:column-width="11.18mm" style:rel-column-width="4302*"/>
    </style:style>
    <style:style style:name="Table6.B" style:family="table-column">
      <style:table-column-properties style:column-width="16.95mm" style:rel-column-width="6521*"/>
    </style:style>
    <style:style style:name="Table6.C" style:family="table-column">
      <style:table-column-properties style:column-width="26.88mm" style:rel-column-width="10342*"/>
    </style:style>
    <style:style style:name="Table6.D" style:family="table-column">
      <style:table-column-properties style:column-width="115.32mm" style:rel-column-width="44370*"/>
    </style:style>
    <style:style style:name="Table6.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6.D1" style:family="table-cell">
      <style:table-cell-properties fo:background-color="#579d1c" fo:padding="0.97mm" fo:border="0.02mm solid #000000">
        <style:background-image/>
      </style:table-cell-properties>
    </style:style>
    <style:style style:name="Table6.A2" style:family="table-cell">
      <style:table-cell-properties fo:padding="0.97mm" fo:border-left="0.02mm solid #000000" fo:border-right="none" fo:border-top="none" fo:border-bottom="0.02mm solid #000000"/>
    </style:style>
    <style:style style:name="Table6.D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text-align="center" style:justify-single-word="false"/>
      <style:text-properties fo:color="#666666"/>
    </style:style>
    <style:style style:name="P2" style:family="paragraph" style:parent-style-name="Standard">
      <style:paragraph-properties fo:margin-left="0mm" fo:margin-right="0mm" fo:text-align="end" style:justify-single-word="false" fo:text-indent="0mm" style:auto-text-indent="false"/>
      <style:text-properties fo:font-size="9pt" fo:language="it" fo:country="IT" fo:font-style="italic" style:font-size-asian="9pt" style:font-style-asian="italic" style:font-size-complex="9pt" style:font-style-complex="italic"/>
    </style:style>
    <style:style style:name="P3" style:family="paragraph" style:parent-style-name="Standard">
      <style:paragraph-properties fo:margin-left="0mm" fo:margin-right="0mm" fo:text-align="end" style:justify-single-word="false" fo:text-indent="0mm" style:auto-text-indent="false"/>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7" style:family="paragraph" style:parent-style-name="Table_20_Contents">
      <style:paragraph-properties fo:text-align="center" style:justify-single-word="false"/>
    </style:style>
    <style:style style:name="P8" style:family="paragraph" style:parent-style-name="Subtitle">
      <style:paragraph-properties fo:text-align="start" style:justify-single-word="false"/>
    </style:style>
    <style:style style:name="P9" style:family="paragraph" style:parent-style-name="Standard">
      <style:text-properties fo:color="#111111" fo:font-style="normal" style:font-style-asian="normal" style:font-style-complex="normal"/>
    </style:style>
    <style:style style:name="P10"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11" style:family="paragraph" style:parent-style-name="Standard">
      <style:text-properties style:font-name="Gill Sans2" fo:font-size="11pt" fo:language="it" fo:country="IT" fo:font-style="italic" style:font-size-asian="11pt" style:font-style-asian="italic" style:font-size-complex="11pt" style:font-style-complex="italic"/>
    </style:style>
    <style:style style:name="P12" style:family="paragraph" style:parent-style-name="Standard">
      <style:text-properties style:font-name="Gill Sans2" fo:font-size="11pt" fo:language="en" fo:country="US" fo:font-style="italic" style:font-size-asian="11pt" style:font-style-asian="italic" style:font-size-complex="11pt" style:font-style-complex="italic"/>
    </style:style>
    <style:style style:name="P13" style:family="paragraph" style:parent-style-name="Standard">
      <style:text-properties fo:font-size="9pt" style:font-size-asian="9pt" style:font-size-complex="9pt"/>
    </style:style>
    <style:style style:name="P14" style:family="paragraph" style:parent-style-name="Risposta">
      <style:text-properties fo:color="#111111"/>
    </style:style>
    <style:style style:name="P15" style:family="paragraph" style:parent-style-name="Risposta">
      <style:text-properties style:font-name="Gill Sans1" fo:font-size="11pt" fo:font-style="italic" style:font-style-asian="italic" style:font-style-complex="italic"/>
    </style:style>
    <style:style style:name="P16" style:family="paragraph" style:parent-style-name="Standard" style:master-page-name="Right_20_Page">
      <style:paragraph-properties fo:margin-left="0mm" fo:margin-right="0mm" fo:text-align="end" style:justify-single-word="false" fo:text-indent="0mm" style:auto-text-indent="false" style:page-number="auto"/>
    </style:style>
    <style:style style:name="P17" style:family="paragraph" style:parent-style-name="Standard">
      <style:paragraph-properties fo:margin-left="0mm" fo:margin-right="0mm" fo:text-align="end" style:justify-single-word="false" fo:text-indent="0mm" style:auto-text-indent="false"/>
      <style:text-properties fo:font-style="italic" style:font-style-asian="italic" style:font-style-complex="italic"/>
    </style:style>
    <style:style style:name="P18" style:family="paragraph" style:parent-style-name="Standard" style:list-style-name="L1">
      <style:text-properties fo:color="#111111" fo:font-style="italic" style:font-style-asian="italic" style:font-style-complex="italic"/>
    </style:style>
    <style:style style:name="P19" style:family="paragraph" style:parent-style-name="Standard" style:list-style-name="L3">
      <style:text-properties fo:color="#111111" fo:font-style="normal" style:font-style-asian="normal" style:font-style-complex="normal"/>
    </style:style>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text-properties style:font-name="Gill Sans2" fo:font-size="11pt" fo:language="it" fo:country="IT" fo:font-style="normal" style:font-size-asian="11pt" style:font-style-asian="normal" style:font-size-complex="11pt" style:font-style-complex="normal"/>
    </style:style>
    <style:style style:name="P24" style:family="paragraph" style:parent-style-name="Standard">
      <style:text-properties style:font-name="Gill Sans2" fo:font-size="11pt" fo:language="it" fo:country="IT" fo:font-style="italic" style:font-size-asian="11pt" style:font-style-asian="italic" style:font-size-complex="11pt" style:font-style-complex="italic"/>
    </style:style>
    <style:style style:name="P25" style:family="paragraph" style:parent-style-name="Table_20_Contents">
      <style:text-properties fo:font-size="9pt" style:font-size-asian="9pt" style:font-size-complex="9pt"/>
    </style:style>
    <style:style style:name="P26" style:family="paragraph" style:parent-style-name="Table_20_Contents">
      <style:paragraph-properties fo:text-align="center" style:justify-single-word="false"/>
      <style:text-properties fo:font-size="9pt" style:font-size-asian="9pt" style:font-size-complex="9pt"/>
    </style:style>
    <style:style style:name="P27" style:family="paragraph" style:parent-style-name="Dogma" style:list-style-name="L2"/>
    <style:style style:name="P28" style:family="paragraph" style:parent-style-name="Domanda" style:list-style-name="L1"/>
    <style:style style:name="P29" style:family="paragraph" style:parent-style-name="Heading_20_2">
      <style:text-properties style:font-name="Gill Sans2" fo:font-size="11pt" fo:language="it" fo:country="IT" fo:font-style="italic" style:font-size-asian="11pt" style:font-style-asian="italic" style:font-size-complex="11pt" style:font-style-complex="italic"/>
    </style:style>
    <style:style style:name="P30" style:family="paragraph" style:parent-style-name="Heading_20_3">
      <style:text-properties fo:font-style="italic" style:font-style-asian="italic" style:font-style-complex="italic"/>
    </style:style>
    <style:style style:name="P31" style:family="paragraph" style:parent-style-name="Heading_20_3">
      <style:text-properties style:font-name="Gill Sans2" fo:font-size="11pt" fo:language="it" fo:country="IT" fo:font-style="italic" style:font-size-asian="11pt" style:font-style-asian="italic" style:font-size-complex="11pt" style:font-style-complex="italic"/>
    </style:style>
    <style:style style:name="P32" style:family="paragraph" style:parent-style-name="Nome_20_sito"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111111" fo:font-style="italic" style:font-style-asian="italic" style:font-style-complex="italic"/>
    </style:style>
    <style:style style:name="T7" style:family="text">
      <style:text-properties fo:color="#111111" fo:font-style="normal" style:font-style-asian="normal" style:font-style-complex="normal"/>
    </style:style>
    <style:style style:name="T8" style:family="text">
      <style:text-properties style:font-name="Gill Sans3"/>
    </style:style>
    <style:style style:name="T9" style:family="text">
      <style:text-properties style:font-name="Gill Sans2" fo:font-size="11pt" style:font-size-asian="11pt" style:font-size-complex="11pt"/>
    </style:style>
    <style:style style:name="T10" style:family="text">
      <style:text-properties style:font-name="Gill Sans2" fo:font-size="11pt" fo:font-style="italic" style:font-size-asian="11pt" style:font-style-asian="italic" style:font-size-complex="11pt" style:font-style-complex="italic"/>
    </style:style>
    <style:style style:name="T11" style:family="text">
      <style:text-properties style:font-name="Gill Sans2" fo:font-size="11pt" fo:language="en" fo:country="US" fo:font-style="italic" style:font-size-asian="11pt" style:font-style-asian="italic" style:font-size-complex="11pt" style:font-style-complex="italic"/>
    </style:style>
    <style:style style:name="T12" style:family="text">
      <style:text-properties style:font-name="Gill Sans2" fo:font-size="11pt" fo:language="en" fo:country="US" fo:font-style="normal" style:font-size-asian="11pt" style:font-style-asian="normal" style:font-size-complex="11pt" style:font-style-complex="normal"/>
    </style:style>
    <style:style style:name="T13" style:family="text">
      <style:text-properties style:font-name="Gill Sans2" fo:font-size="11pt" fo:language="it" fo:country="IT" fo:font-style="normal" style:font-size-asian="11pt" style:font-style-asian="normal" style:font-size-complex="11pt" style:font-style-complex="normal"/>
    </style:style>
    <style:style style:name="T14" style:family="text">
      <style:text-properties style:font-name="Gill Sans2" fo:font-size="11pt" fo:language="it" fo:country="IT" fo:font-style="italic" style:font-size-asian="11pt" style:font-style-asian="italic" style:font-size-complex="11pt" style:font-style-complex="italic"/>
    </style:style>
    <style:style style:name="T15" style:family="text">
      <style:text-properties fo:font-weight="bold" style:font-weight-asian="bold" style:font-weight-complex="bold"/>
    </style:style>
    <style:style style:name="T16" style:family="text">
      <style:text-properties fo:font-size="9pt" fo:font-weight="normal" style:font-size-asian="9pt" style:font-weight-asian="normal" style:font-size-complex="9pt" style:font-weight-complex="normal"/>
    </style:style>
    <style:style style:name="T17" style:family="text">
      <style:text-properties style:use-window-font-color="true" style:text-outline="false" style:text-line-through-style="none" style:text-position="0% 100%" style:font-name=".AppleSystemUIFont"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h text:style-name="P32" text:outline-level="1"/>
      <text:p text:style-name="Standard"/>
      <text:p text:style-name="Heading">Manifesto del <text:span text:style-name="T3"><text:title>C'hi++</text:title></text:span></text:p>
      <text:p text:style-name="Standard"/>
      <text:p text:style-name="P8"><text:subject>Proposta per una metafisica open-source</text:subject></text:p>
      <text:p text:style-name="Standard"/>
      <text:p text:style-name="P2"/>
      <text:p text:style-name="P2"/>
      <text:p text:style-name="P3"/>
      <text:p text:style-name="P3"/>
      <text:p text:style-name="P3"/>
      <text:p text:style-name="P16"/>
      <text:p text:style-name="P3"/>
      <text:p text:style-name="P3"/>
      <text:p text:style-name="P3"/>
      <text:p text:style-name="P3"/>
      <text:p text:style-name="P3"/>
      <text:p text:style-name="P3"/>
      <text:p text:style-name="P3"/>
      <text:p text:style-name="P3"/>
      <text:p text:style-name="P3"/>
      <text:p text:style-name="P3"/>
      <text:p text:style-name="P17">E gli atei? rideva ancora. </text:p>
      <text:p text:style-name="P17">Quelli mi annoiano perché parlano sempre di Dio. </text:p>
      <text:p text:style-name="P3">Heinrich Böll - <text:span text:style-name="T3">Opinioni di un clown</text:span></text:p>
      <text:h text:style-name="Heading_20_1" text:outline-level="1">Premessa</text:h>
      <text:h text:style-name="Heading_20_2" text:outline-level="2">Scopo della religione</text:h>
      <text:p text:style-name="Standard">La religione dovrebbe aiutare l'Uomo a vivere meglio.</text:p>
      <text:p text:style-name="Standard">Dovrebbe dare uno scopo alla nostra esistenza, aiutarci a superare i momenti di dolore e definire una scala di valori che ci permetta di prendere delle decisioni in quei casi in cui il raziocinio o il semplice buon senso non possono esserci d'aiuto.</text:p>
      <text:p text:style-name="Standard">Tanto per fare un esempio: se vi ponessero queste tre domande, cosa rispondereste?</text:p>
      <text:p text:style-name="Standard"/>
      <table:table table:name="Table1" table:style-name="Table1">
        <table:table-column table:style-name="Table1.A"/>
        <table:table-row>
          <table:table-cell table:style-name="Table1.A1" office:value-type="string">
            <text:list xml:id="list1315126905544523558" text:style-name="L1">
              <text:list-item>
                <text:p text:style-name="P18"><text:bookmark-start text:name="__RefNumPara__580_77542171"/>Una ragazza è rimasta incinta a séguito di una violenza: può decidere se abortire?<text:bookmark-end text:name="__RefNumPara__580_77542171"/></text:p>
              </text:list-item>
            </text:list>
          </table:table-cell>
        </table:table-row>
        <table:table-row>
          <table:table-cell table:style-name="Table1.A1" office:value-type="string">
            <text:list xml:id="list1120518054" text:continue-numbering="true" text:style-name="L1">
              <text:list-item>
                <text:p text:style-name="P18"><text:bookmark-start text:name="__RefNumPara__578_77542171"/>Un uomo, condannato per omicidio, in carcere ha ucciso altri due carcerati e una guardia: va condannato a morte o no?<text:bookmark-end text:name="__RefNumPara__578_77542171"/></text:p>
              </text:list-item>
            </text:list>
          </table:table-cell>
        </table:table-row>
        <table:table-row>
          <table:table-cell table:style-name="Table1.A1" office:value-type="string">
            <text:list xml:id="list1278257174" text:continue-numbering="true" text:style-name="L1">
              <text:list-item>
                <text:p text:style-name="P18">Un uomo è gravemente malato e vive grazie a delle macchine: può decidere di spegnerle o no?</text:p>
              </text:list-item>
            </text:list>
          </table:table-cell>
        </table:table-row>
      </table:table>
      <text:p text:style-name="Standard"/>
      <text:p text:style-name="Standard">Come vedremo fra poco, la religione può aiutarvi a trovare una risposta in questi casi. </text:p>
      <text:p text:style-name="Standard">Nulla vi assicura che sia la risposta giusta - nulla potrebbe farlo - ma almeno è una risposta.</text:p>
      <text:p text:style-name="Standard">Finora, però, le religioni non hanno aiutato l'Umanità a vivere meglio, anzi: hanno avuto spesso l'effetto opposto perché sono state prese a pretesto per guerre, soprusi e contrasti più o meno violenti, al punto che molte persone pensano che si vivrebbe meglio in un Mondo senza religioni.</text:p>
      <text:p text:style-name="Standard"/>
      <text:h text:style-name="Heading_20_2" text:outline-level="2">Un primo problema delle religioni</text:h>
      <text:p text:style-name="Standard">La tendenza a produrre effetti opposti a quelli auspicati è un problema legato alla natura stessa delle religioni.</text:p>
      <text:p text:style-name="Standard">Dovendo interessarsi di argomenti di carattere universale, che non possono trovare una risposta razionale certa, le religioni sono costrette a dedurre le regole della propria dottrina da una serie di <text:span text:style-name="T3">assiomi</text:span>.</text:p>
      <text:p text:style-name="Standard"/>
      <text:h text:style-name="Heading_20_3" text:outline-level="3">Assiomi</text:h>
      <text:p text:style-name="Standard">Gli assiomi, in quanto tali, non devono essere dimostrati<text:note text:id="ftn1" text:note-class="footnote"><text:note-citation>1</text:note-citation><text:note-body><text:p text:style-name="Footnote">Principalmente perché non è possibile farlo.</text:p></text:note-body></text:note> e i seguaci della religione, i quali, non a caso, sono detti: "fedeli" o: "credenti", li devono accettare per buoni senza metterli in discussione. </text:p>
      <text:p text:style-name="Standard">Gli assiomi, o <text:span text:style-name="T3">dogmi</text:span> sono quindi i pilastri su cui si regge l'edificio della dottrina; se uno di essi si indebolisse o, peggio, se fosse rimosso, l'edificio rischierebbe di crollare, quindi ogni forma di dubbio o di eresia è vista dagli apparati ecclesiastici come un potenziale pericolo che va scongiurato a ogni costo. </text:p>
      <text:p text:style-name="Standard">La storia, anche recente, ci insegna che molti fedeli preferiscono abiurare i principii della loro Fede piuttosto che metterli in discussione; questo, però, è un problema degli esseri umani, non delle religioni.</text:p>
      <text:p text:style-name="Standard"/>
      <text:h text:style-name="Heading_20_2" text:outline-level="2">Un altro problema delle religioni</text:h>
      <text:p text:style-name="Standard">Le religioni, per quanto ispirate, sono opera dell'uomo, non di Dio e, come tutte le opere dell'uomo, sono soggette a errori e incongruenze<office:annotation><dc:creator>C:</dc:creator><dc:date>2016-12-10T01:54:16</dc:date><text:p><text:span text:style-name="T17">Inoltre, come tutti i sistemi assiomatici, sono soggette ai teoremi di incompletezza di Goedel.</text:span></text:p><text:p><text:span text:style-name="T17">?</text:span></text:p><text:p><text:span text:style-name="T17"/></text:p></office:annotation>.</text:p>
      <text:p text:style-name="Standard">Come esempio, immaginiamo che esista una religione chiamata: <text:span text:style-name="T3">Buonismo</text:span> i cui dogmi siano:</text:p>
      <text:p text:style-name="Standard"/>
      <text:list xml:id="list4858321498688384496" text:style-name="L2">
        <text:list-item>
          <text:p text:style-name="P27">Dio esiste</text:p>
        </text:list-item>
        <text:list-item>
          <text:p text:style-name="P27">Dio ha solo proprietà positive<text:note text:id="ftn2" text:note-class="footnote"><text:note-citation>2</text:note-citation><text:note-body><text:p text:style-name="Footnote">onnipotenza, misericordia, bontà, giustizia, ecc.</text:p></text:note-body></text:note></text:p>
        </text:list-item>
        <text:list-item>
          <text:p text:style-name="P27">Dio ha creato l'Universo</text:p>
        </text:list-item>
      </text:list>
      <text:p text:style-name="Standard"/>
      <text:p text:style-name="Standard"><text:soft-page-break/>Partendo da questi assiomi (<text:span text:style-name="T2">non dimostrabili) </text:span>e sapendo che l'Uomo fa parte dell'Universo, i Buonisti deducono che: </text:p>
      <text:p text:style-name="Standard"/>
      <text:list xml:id="list257342969" text:continue-numbering="true" text:style-name="L2">
        <text:list-item>
          <text:list>
            <text:list-item>
              <text:p text:style-name="P27">Dio ha creato l'Uomo</text:p>
            </text:list-item>
          </text:list>
        </text:list-item>
      </text:list>
      <text:p text:style-name="Standard"/>
      <text:p text:style-name="Standard">Certi che la vita sia un dono di Dio all'Uomo e che Dio ha solo proprietà positive, i Buonisti deducono che la vita sia un dono positivo e come tale vada preservato.</text:p>
      <text:p text:style-name="Standard">Di conseguenza, se qualcuno gli facesse le domande viste all'inizio, un Buonista non avrebbe dubbi e risponderebbe NO in tutti e tre i casi, perché la sua religione gli impedisce di rifiutare o sottrarre ad altri un dono divino.</text:p>
      <text:p text:style-name="Standard"/>
      <text:p text:style-name="Standard">Molti potrebbero non essere d'accordo con questa posizione (io, per esempio), ma nessuno potrebbe criticare il buonista, che decide in maniera coerente con il suo Credo.</text:p>
      <text:p text:style-name="Standard">Se però si domandasse allo stesso individuo:</text:p>
      <text:p text:style-name="Standard"/>
      <table:table table:name="Table2" table:style-name="Table2">
        <table:table-column table:style-name="Table2.A"/>
        <table:table-row>
          <table:table-cell table:style-name="Table2.A1" office:value-type="string">
            <text:list xml:id="list146639064" text:continue-list="list1278257174" text:style-name="L1">
              <text:list-item>
                <text:p text:style-name="P28"><text:bookmark-start text:name="__RefNumPara__300_679369231"/>Se Dio è buono, giusto e misericordioso, perché nell'Universo da lui creato esistono stupratori, omicidi e malattie?<text:bookmark-end text:name="__RefNumPara__300_679369231"/></text:p>
              </text:list-item>
            </text:list>
          </table:table-cell>
        </table:table-row>
      </table:table>
      <text:p text:style-name="Standard"/>
      <text:p text:style-name="Standard">il povero Buonista non saprebbe cosa rispondere, perché per farlo dovrebbe sconfessare almeno uno degli assiomi su cui basa la sua visione dell'esistenza.</text:p>
      <text:p text:style-name="Standard">Il Buonista dovrà quindi rifugiarsi in una risposta generica, chiamando in causa l'imponderabilità delle decisioni divine, oppure condannarvi al rogo come eretico.</text:p>
      <text:p text:style-name="Standard"/>
      <text:p text:style-name="Standard">Con buona pace di John Lennon, le cose non andrebbero meglio in un Mondo senza religioni: se le stesse domande le faceste a un giudice, vi risponderebbe che sì, la ragazza può abortire, ma né il condannato né il malato possono essere uccisi, perché la Legge lo vieta.</text:p>
      <text:p text:style-name="Standard">Se però gli domandaste:</text:p>
      <text:p text:style-name="Standard"/>
      <table:table table:name="Table3" table:style-name="Table3">
        <table:table-column table:style-name="Table3.A"/>
        <table:table-row>
          <table:table-cell table:style-name="Table3.A1" office:value-type="string">
            <text:list xml:id="list1414429678" text:continue-numbering="true" text:style-name="L1">
              <text:list-item>
                <text:p text:style-name="P28">Perché si può uccidere qualcuno che non ha fatto nulla di male perché ipoteticamente potrebbe rendere infelice la vita di sua madre, mentre non si può uccidere chi ha già fatto del male o chi ha una vita sicuramente infelice?</text:p>
              </text:list-item>
            </text:list>
          </table:table-cell>
        </table:table-row>
      </table:table>
      <text:p text:style-name="Standard"/>
      <text:p text:style-name="Standard">Il buon giudice non avrebbe meno difficoltà del Buonista a trovare una risposta.</text:p>
      <text:p text:style-name="Standard">La Legge gli impedirebbe di mandarvi al rogo, ma gli consentirebbe comunque di spedirvi in prigione, dove trovereste ad attendervi il soggetto della domanda <text:bookmark-ref text:reference-format="chapter" text:ref-name="__RefNumPara__578_77542171">B</text:bookmark-ref>.</text:p>
      <text:p text:style-name="Standard"/>
      <text:h text:style-name="Heading_20_2" text:outline-level="2"><text:span text:style-name="T5">Debug</text:span> del Buonismo</text:h>
      <text:p text:style-name="Standard">Abbiamo visto che i tre assiomi del Buonismo:</text:p>
      <text:p text:style-name="Standard"/>
      <text:list xml:id="list1838533642" text:continue-list="list257342969" text:style-name="L2">
        <text:list-item text:start-value="1">
          <text:p text:style-name="P27">Dio esiste</text:p>
        </text:list-item>
        <text:list-item>
          <text:p text:style-name="P27">Dio ha solo proprietà positive</text:p>
        </text:list-item>
        <text:list-item>
          <text:p text:style-name="P27">Dio ha creato l'Universo</text:p>
        </text:list-item>
      </text:list>
      <text:p text:style-name="Standard"/>
      <text:p text:style-name="Standard">pur nella loro semplicità, diventano incoerenti se li si confronta con la natura percepibile dell'Universo e della vita.</text:p>
      <text:p text:style-name="Standard">Ciò vuol dire che il modello logico/esistenziale del Buonismo, così com'è, non funziona; o meglio: che funziona solo in una percentuale di casi.</text:p>
      <text:p text:style-name="Standard">Un buonista non può ammetterlo, perché diventerebbe un eretico, ma noi sì e possiamo anche cercare di capire cos'è che non va in questo schema per provare a migliorarlo in modo che funzioni nel maggior numero possibile di casi.</text:p>
      <text:p text:style-name="Standard">Per prima cosa, proviamo a negare uno per volta i tre assiomi e vediamo se le cose migliorano:</text:p>
      <text:p text:style-name="Standard"/>
      <text:h text:style-name="Heading_20_3" text:outline-level="3">Prima ipotesi: <text:span text:style-name="T3">Dio non esiste</text:span></text:h>
      <text:p text:style-name="Standard">Negare il primo assioma equivale a eliminare del tutto la dottrina Buonista: se Dio non esiste, non può essere buono e non può aver creato l'Universo. Il sistema diventa coerente, ma a caro prezzo. </text:p>
      <text:p text:style-name="Standard">Vediamo se si può fare di meglio.</text:p>
      <text:p text:style-name="Standard"><text:soft-page-break/></text:p>
      <text:h text:style-name="Heading_20_3" text:outline-level="3">Seconda ipotesi: <text:span text:style-name="T3">Dio non è buono</text:span></text:h>
      <text:p text:style-name="Standard">Negando il secondo assioma, il nostro modello esistenziale diventa coerente senza annichilirsi, che è già un bel passo avanti rispetto alla prima ipotesi, ma la nostra condizione non è che migliori molto, perché ci troviamo abbandonati in un Universo cattivo in balìa di un Dio malvagio.</text:p>
      <text:p text:style-name="Standard">Vale la pena di provare ancora.</text:p>
      <text:p text:style-name="Standard"/>
      <text:h text:style-name="Heading_20_3" text:outline-level="3">Terza ipotesi: l'Universo<text:span text:style-name="T3"> non è stato creato da Dio</text:span></text:h>
      <text:p text:style-name="Standard">Se ipotizziamo che Dio esiste, è buono, ma l'Universo non è opera sua, bensì del Diavolo, otteniamo un modello coerente e tutto sommato accettabile.</text:p>
      <text:p text:style-name="Standard">Sì, d'accordo, saremo condannati a vivere in un luogo dove esistono dolore e morte, ma solo per i pochi anni che passiamo su questa Terra; poi tutto si sistemerà.</text:p>
      <text:p text:style-name="Standard"/>
      <text:p text:style-name="Standard">Fra le tre, quest'ultima è l'ipotesi più appetibile, ma solo se l'uomo è in possesso di un'anima, ovvero di uno spirito che condivida parte dell'essenza di Dio e che si riunirà a Lui dopo la morte. </text:p>
      <text:p text:style-name="Standard">Se l'anima non c'è, ovvero se in noi non alberga una scintilla dello Spirito Divino, siamo solo dei <text:span text:style-name="T1">pezzi</text:span> dell'Universo: vivremo nel dolore e dopo la morte sarà tutto finito per sempre.</text:p>
      <text:p text:style-name="Standard">Qualunque visione della vita basata su questi presupposti è inaccettabile perché, mancando un Aldilà e una beatitudine condizionata al nostro comportamento terreno, ciascuno cercherebbe di ottenere il massimo possibile dagli anni che vivrà, pensando solo a sé stesso senza alcun rispetto per il suo prossimo<text:note text:id="ftn3" text:note-class="footnote"><text:note-citation>3</text:note-citation><text:note-body><text:p text:style-name="Footnote">A mo' di esempio si veda un qualunque quotidiano o un filmato sugli assalti ai grandi magazzini durante il <text:span text:style-name="T5">Black Friday</text:span> americano.</text:p></text:note-body></text:note>.</text:p>
      <text:p text:style-name="Standard"/>
      <text:p text:style-name="Standard">Priva del concetto di anima, la religione diventerebbe logicamente solida, ma non assolverebbe al suo còmpito primario, che è quello di rendere migliore la vita dell'Uomo; q</text:p>
      <text:p text:style-name="Standard">Quindi, se vogliamo rinnegare il terzo dogma del Buonismo senza fare danni, dobbiamo essere certi che esista un'anima. </text:p>
      <text:p text:style-name="Standard">Siccome, di fatto, non possiamo esserne certi, dobbiamo imporre questa condizione come dogma:</text:p>
      <text:p text:style-name="Standard"/>
      <text:list xml:id="list108148550" text:continue-numbering="true" text:style-name="L2">
        <text:list-item>
          <text:p text:style-name="P27">L'uomo ha un'anima.</text:p>
        </text:list-item>
      </text:list>
      <text:p text:style-name="Standard"/>
      <text:p text:style-name="Standard">Questo piccolo atto di fede ci permette di rispondere senza esitazione alla domanda <text:bookmark-ref text:reference-format="chapter" text:ref-name="__RefNumPara__300_679369231">D</text:bookmark-ref> :</text:p>
      <text:p text:style-name="Standard"/>
      <text:p text:style-name="Risposta">Dio è buono, giusto e misericordioso. Nell'Universo esistono stupratori, omicidi e malattie è perché l'Universo è opera del Diavolo.</text:p>
      <text:p text:style-name="Standard"/>
      <text:p text:style-name="Standard">Si tratta però di una vittoria parziale, perché aumentando il numero dei precetti abbiamo aumentato la complessità del nostro modello e, di conseguenza, la probabilità di generare errori o incongruenze.</text:p>
      <text:p text:style-name="Standard"/>
      <table:table table:name="Table4" table:style-name="Table4">
        <table:table-column table:style-name="Table4.A"/>
        <table:table-row>
          <table:table-cell table:style-name="Table4.A1" office:value-type="string">
            <text:list xml:id="list896938627" text:continue-list="list1414429678" text:style-name="L1">
              <text:list-item>
                <text:p text:style-name="P28">Se l'Universo è stato creato dal Diavolo, perché l'Uomo, che fa parte dell'Universo, dev'essere stato creato da Dio?</text:p>
              </text:list-item>
            </text:list>
          </table:table-cell>
        </table:table-row>
      </table:table>
      <text:p text:style-name="Standard"/>
      <text:h text:style-name="P30" text:outline-level="3">A Shanghai esiste un uomo di nome Mario</text:h>
      <text:p text:style-name="Standard">Dato che non è possibile rendere coerente il Buonismo modificando i suoi precetti, dobbiamo assumere che uno di essi sia errato ed eliminarlo.</text:p>
      <text:p text:style-name="Standard">Eliminare il primo precetto (<text:span text:style-name="T3">Dio esiste</text:span>) non è possibile, perché gli altri due si riferirebbero a un'Entità che non è definita.</text:p>
      <text:p text:style-name="Standard">Eliminare il terzo precetto (<text:span text:style-name="T3">Dio ha creato l'Universo</text:span>) equivale a dire: "A Shanghai esiste un uomo di nome Mario"; se Dio c'è ed è buono, ma se non ha alcuna relazione con l'Universo e la nostra esistenza, a noi, cosa importa?</text:p>
      <text:p text:style-name="Standard">Se però eliminiamo il secondo precetto, tutto magicamente si aggiusta: Dio esiste, ha creato l'Universo e l'Uomo, ma non è possibile dire se sia buono o meno, perché è improprio classificare l'essenza del creatore con gli attributi del creato. </text:p>
      <text:p text:style-name="Standard">Chiedersi se Dio sia buono o cattivo è insensato; è come se i <text:span text:style-name="T3">byte</text:span> di un computer si chiedessero se il Programmatore valga I o 0.</text:p>
      <text:p text:style-name="Standard"/>
      <text:p text:style-name="Standard"><text:soft-page-break/>Senza la premessa conseguente al secondo precett<text:span text:style-name="T1">o (</text:span><text:span text:style-name="T6">Se Dio è buono, giusto e misericordioso</text:span><text:span text:style-name="T7">), la famigerata domanda </text:span><text:span text:style-name="T7"><text:bookmark-ref text:reference-format="chapter" text:ref-name="__RefNumPara__300_679369231">D</text:bookmark-ref></text:span><text:span text:style-name="T7"> non è più contraddittoria: se qualcuno ce la facesse, adesso, risponderemmo:</text:span></text:p>
      <text:p text:style-name="P9"/>
      <text:p text:style-name="P14">Nell'Universo creato da Dio esistono stupratori, omicidi e malattie perché ciò fa parte del Suo disegno, che noi non siamo in grado di comprendere.</text:p>
      <text:p text:style-name="P9"/>
      <text:p text:style-name="Standard"><text:span text:style-name="T7">Per quanto simile all'ipotetica </text:span><text:span text:style-name="T6">risposta generica, che chiama in causa l'imponderabilità delle decisioni divine</text:span><text:span text:style-name="T7"> data dal Buonista prima di mandarci al rogo, la nostra sarà una risposta coerente (oltre che umile), perché non presuppone alcuna qualità, positiva o negativa che sia, di Dio.</text:span></text:p>
      <text:p text:style-name="P9">Soprattutto, noi non affermiamo di sapere cosa sia buono/giusto e cosa non lo sia, perché in effetti, non lo possiamo sapere: </text:p>
      <text:p text:style-name="P9"/>
      <text:p text:style-name="P15">Austria, 1889; a séguito di complicazioni post-parto, muore il figlio di un doganiere: Dio è stato buono o cattivo? </text:p>
      <text:p text:style-name="P15">Il doganiere si chiama Alois Hitler. Dio, è stato buono o cattivo?</text:p>
      <text:p text:style-name="P9"/>
      <text:p text:style-name="P9">Dire che Dio esiste e che ha creato l'Universo è ragionevole: l'Universo esiste ed esiste necessariamente qualcosa, - se non proprio un signore con la barba bianca, almeno un fenomeno o una funzione - che possiamo considerare come suo principio creatore. Al contrario, dire che questo principio creatore sia «buono» è ipotetico; riflette una nostra speranza, che non dev'essere necessariamente vera.</text:p>
      <text:p text:style-name="P9"/>
      <text:p text:style-name="P9">È sbagliato proiettare le proprie speranze o le proprie convinzioni nei dogmi di una religione. </text:p>
      <text:p text:style-name="P9">È sbagliato, ma frequentissimo, anche fra i non credenti. Come abbiamo visto, per spiegare l'incongruenza fra l'idea di un Dio buono e la non-bontà dell'Universo da Lui creato, abbiamo tre possibilità differenti: </text:p>
      <text:p text:style-name="P9"/>
      <text:list xml:id="list5012646950844267820" text:style-name="L3">
        <text:list-item>
          <text:p text:style-name="P19">dire che Dio non esiste; </text:p>
        </text:list-item>
        <text:list-item>
          <text:p text:style-name="P19">dire che non è buono;</text:p>
        </text:list-item>
        <text:list-item>
          <text:p text:style-name="P19">dire che non ha creato l'Universo.</text:p>
        </text:list-item>
      </text:list>
      <text:p text:style-name="P9"/>
      <text:p text:style-name="P9">Delle tre, la prima è la meno "conveniente", eppure la maggior parte dei non-credenti preferisce negare l'esistenza di Dio piuttosto che mettere in discussione la Sua bontà.</text:p>
      <text:p text:style-name="P9">Il perché, chiedetelo a loro.</text:p>
      <text:p text:style-name="Standard"/>
      <text:h text:style-name="Heading_20_2" text:outline-level="2"><text:bookmark-start text:name="__RefNumPara__6875_380917110"/>Buonismo 2.0<text:bookmark-end text:name="__RefNumPara__6875_380917110"/></text:h>
      <text:p text:style-name="Standard">Rimuovendo il secondo precetto, siamo riusciti a rendere coerente la dottrina buonista, ma allo stesso tempo abbiamo rimosso la ragion d'essere del suo nome; se Dio non è buono, che senso ha, chiamarsi: <text:span text:style-name="T3">Buonisti</text:span>?</text:p>
      <text:p text:style-name="Standard">Non è solo una questione di carta intestata: dalla presunta bontà di Dio, la dottrina buonista deriva l'obbligo per l'Uomo di essere altrettanto buono; mancando il precetto decadrebbe anche l'obbligo e si aprirebbero le porte all'anarchia.</text:p>
      <text:p text:style-name="Standard"/>
      <text:p text:style-name="Standard">Stando così le cose, abbiamo due possibili scelte: o agiamo da logici e privilegiamo la coerenza del nostro modello, anche a costo di giustificare azioni esecrabili da parte di chi non si sente più in dovere di essere buono, o agiamo da pastori e privilegiamo la sicurezza del nostro gregge, anche a costo di sentirci dire che le nostre convinzioni sono contraddittorie.</text:p>
      <text:p text:style-name="Standard"/>
      <text:p text:style-name="Standard">Se scegliamo la logica, però, saremo costretti a scinderci dai Buonisti; la nostra dottrina non sarà un'evoluzione del Buonismo, ma sarà al contrario una dottrina a sé stante, che ha dei punti di contatto con il Buonismo, ma anche dei punti di attrito.</text:p>
      <text:p text:style-name="Standard">I punti di attrito e gli scismi provocano sempre dei conflitti e così, il nostro tentativo di rendere migliore la religione Buonista avrà ottenuto un risultato diametralmente opposto a quello che ci eravamo prefissi.</text:p>
      <text:p text:style-name="Standard">C'è un modo per evitarlo?</text:p>
      <text:p text:style-name="Standard"/>
      <text:h text:style-name="Heading_20_2" text:outline-level="2">Imparare dagli errori</text:h>
      <text:p text:style-name="Standard">L'esempio riportato sopra ha evidenziato dei problemi che possiamo considerare congeniti a tutte le religioni:</text:p>
      <text:p text:style-name="Standard"><text:soft-page-break/></text:p>
      <text:list xml:id="list3229946188068926592" text:style-name="L4">
        <text:list-item>
          <text:p text:style-name="P20">i dogmi, che sono le fondamenta delle dottrine, sono facilmente attaccabili perché non possono essere dimostrati, ma solo accettati per fede;</text:p>
        </text:list-item>
        <text:list-item>
          <text:p text:style-name="P20">una religione può avere delle difficoltà nel modificare la propria dottrina, anche quando sa che uno dei suoi dogmi non è corretto;</text:p>
        </text:list-item>
        <text:list-item>
          <text:p text:style-name="P20">la contestazione di un dogma causa quasi inevitabilmente una separazione e le separazioni è probabile che sfocino in conflitti.</text:p>
        </text:list-item>
      </text:list>
      <text:p text:style-name="Standard"/>
      <text:p text:style-name="Standard">Oltre ai problemi tipici delle religioni, abbiamo rilevato alcuni problemi <text:span text:style-name="T8">tipici</text:span> degli esseri umani:</text:p>
      <text:p text:style-name="Standard"/>
      <text:list xml:id="list6857609069122549382" text:style-name="L5">
        <text:list-item>
          <text:p text:style-name="P21">la tendenza a difendere i proprî principî anche con mezzi che contrastano con i principî stessi; </text:p>
        </text:list-item>
        <text:list-item>
          <text:p text:style-name="P21">la tendenza a influenzare la propria obiettività con le proprie speranze.</text:p>
          <text:p text:style-name="P21"/>
        </text:list-item>
      </text:list>
      <text:p text:style-name="Standard">Per correggere o quanto meno mitigare questi problemi, una religione dovrebbe quindi:</text:p>
      <text:p text:style-name="Standard"/>
      <text:list xml:id="list7057280517952629256" text:style-name="L6">
        <text:list-item>
          <text:p text:style-name="P22">limitare il numero dei dogmi;</text:p>
        </text:list-item>
        <text:list-item>
          <text:p text:style-name="P22">limitare gli elementi metafisici e le accettazioni per fede;</text:p>
        </text:list-item>
        <text:list-item>
          <text:p text:style-name="P22">non proporsi come Unica Verità Incontestabile, ma come un'approssimazione sicuramente incompleta e perfettibile della Verità;</text:p>
        </text:list-item>
        <text:list-item>
          <text:p text:style-name="P22">riconoscere le contraddizioni della dottrina e analizzarle obiettivamente, anche se ciò porterà a modificare la dottrina stessa.</text:p>
        </text:list-item>
      </text:list>
      <text:p text:style-name="Standard"/>
      <text:p text:style-name="Standard">Pur se complesso, tutto questo è possibile.</text:p>
      <text:p text:style-name="Standard"/>
      <text:h text:style-name="Heading_20_1" text:outline-level="1">C'hi++</text:h>
      <text:p text:style-name="Standard">Da circa dieci anni sto sviluppando una metafisica che rispetta le condizioni viste sopra e che, soprattutto, è del tutto indipendente dall'esistenza di una o più Divinità.</text:p>
      <text:p text:style-name="Standard">L'ho chiamata <text:span text:style-name="T3">C'hi++</text:span>, un gioco di parole fra il <text:span text:style-name="T9">termine giapponese </text:span><text:span text:style-name="T10">C'hi</text:span><text:span text:style-name="T9"> (ovvero: </text:span><text:span text:style-name="T10">soffio vitale</text:span><text:span text:style-name="T9">) e il linguaggio di programmazione chiamato </text:span><text:span text:style-name="T10">C++</text:span><text:span text:style-name="T9">.</text:span></text:p>
      <text:p text:style-name="Standard"><text:span text:style-name="T9">Non è un accostamento casuale: la mia intenzione è quella di gestire l'evoluzione della mia teoria così come si gestisce il software; in particolare, il software cosiddetto: </text:span><text:span text:style-name="T11">open-source.</text:span><text:span text:style-name="T12"> </text:span></text:p>
      <text:p text:style-name="P10"/>
      <text:h text:style-name="Heading_20_3" text:outline-level="3">Software open-source</text:h>
      <text:p text:style-name="P10">Contrariamente al software realizzato da un individuo o da una società a scopo di lucro, il software <text:span text:style-name="T3">open-source</text:span> è il prodotto della collaborazione di diversi programmatori che rendono disponibile il frutto del loro lavoro a titolo gratuito, pubblicando anche il codice sorgente del sistema.</text:p>
      <text:p text:style-name="P10"/>
      <text:p text:style-name="P10">Rispetto al software cosiddetto: <text:span text:style-name="T3">proprietario</text:span><text:note text:id="ftn4" text:note-class="footnote"><text:note-citation>4</text:note-citation><text:note-body><text:p text:style-name="Footnote">Ovvero il software realizzato da una persona o da una società che ne detiene i diritti.</text:p></text:note-body></text:note>, il software <text:span text:style-name="T3">open-source </text:span>ha diversi lati positivi. Il primo, ovviamente, è che non si paga, ma questo non ha grossa rilevanza nel caso di una religione o di una metafisica. Il lati positivi dell'approccio <text:span text:style-name="T3">open-source</text:span> che si possono applicare anche nel nostro caso sono:</text:p>
      <text:p text:style-name="P10"/>
      <text:list xml:id="list7490230907805166424" text:style-name="L7">
        <text:list-item>
          <text:p text:style-name="P23"><text:span text:style-name="T15">libertà:</text:span> non impone legàmi con uno specifico fornitore o a uno specifico hardware.</text:p>
        </text:list-item>
        <text:list-item>
          <text:p text:style-name="P23"><text:span text:style-name="T15">duttilità: </text:span>può essere modificato per integrarsi con altri sistemi software o per adattarsi a specifiche condizioni di utilizzo;</text:p>
        </text:list-item>
        <text:list-item>
          <text:p text:style-name="P23"><text:span text:style-name="T15">sicurezza: </text:span>la diffusione del codice sorgente fra la comunità dei programmatori fa sì che ci sia un maggior controllo degli errori.</text:p>
          <text:p text:style-name="P23"/>
        </text:list-item>
      </text:list>
      <text:h text:style-name="Heading_20_3" text:outline-level="3">Versioni</text:h>
      <text:p text:style-name="P10">I letterati, gli scultori, i pittori non possono modificare le loro opere, una volta che sono state pubblicate. Possono dare un ritocco di colore qui, un colpo di scalpello là, ma si tratta sempre di aggiustamenti minimi, che non cambiano la struttura stessa dell'opera<text:note text:id="ftn5" text:note-class="footnote"><text:note-citation>5</text:note-citation><text:note-body><text:p text:style-name="Footnote">I baffi dipinti da Duchamp sulla Gioconda di Leonardo sono un altro tipo di <text:span text:style-name="T3">modifica</text:span>.</text:p></text:note-body></text:note>. </text:p>
      <text:p text:style-name="P10">I Musicisti, i teatranti e, in parte, i cineasti sono un po' più fortunati, perché possono apportare più facilmente delle modifiche alle loro opere, ma si tratta comunque di eventi che accadono di rado.</text:p>
      <text:p text:style-name="P10"/>
      <text:p text:style-name="P10">Diversamente dagli altri tipi di Arte, la (buona) produzione di software ha il vantaggio di essere in continua evoluzione.</text:p>
      <text:p text:style-name="P10">Un software può essere stabile<text:note text:id="ftn6" text:note-class="footnote"><text:note-citation>6</text:note-citation><text:note-body><text:p text:style-name="Footnote">Ovvero non avere difetti (<text:span text:style-name="T5">bug</text:span>) noti.</text:p></text:note-body></text:note>, ma non è mai finito, completo, <text:span text:style-name="T3">perfetto</text:span>; sia perché l'utilizzo potrebbe rivelare dei difetti sfuggiti alla fase di test, sia perché delle variazioni del contesto di utilizzo potrebbero richiedere delle modifiche al sistema.</text:p>
      <text:p text:style-name="Standard"><text:span text:style-name="T13">Il (buon) software viene quindi costantemente aggiornato e le diverse versioni di uno stesso prodotto sono numerate in maniera progressiva con dei codici composti da tre numeri separati da punti (</text:span><text:span text:style-name="T11">1.4.3</text:span><text:span text:style-name="T13">) che indicano la versione </text:span><text:span text:style-name="T11">major</text:span><text:span text:style-name="T13">, la versione </text:span><text:span text:style-name="T11">minor e</text:span><text:span text:style-name="T13"> la </text:span><text:span text:style-name="T11">patch</text:span><text:span text:style-name="T13"><text:note text:id="ftn7" text:note-class="footnote"><text:note-citation>7</text:note-citation><text:note-body><text:p text:style-name="Footnote">https://semver.org/</text:p></text:note-body></text:note></text:span><text:span text:style-name="T11">.</text:span></text:p>
      <text:p text:style-name="P12"/>
      <text:p text:style-name="Standard"><text:span text:style-name="T13">La versione </text:span><text:span text:style-name="T14">major</text:span><text:span text:style-name="T13"> viene incrementata ogni volta che si apportano delle drastiche modifiche al software, rendendolo incompatibile con le versioni precedenti </text:span></text:p>
      <text:p text:style-name="Standard"><text:span text:style-name="T13">La versione </text:span><text:span text:style-name="T14">minor</text:span><text:span text:style-name="T13"> viene incrementata quando si modifica il codice in maniera minore, aggiungendo o modificando delle funzionalità in maniera compatibile con le versioni precedenti.</text:span></text:p>
      <text:p text:style-name="Standard"><text:soft-page-break/><text:span text:style-name="T13">Il numero di </text:span><text:span text:style-name="T14">patch</text:span><text:span text:style-name="T13"> è incrementato ogni volta che si apportano delle modifiche o delle correzioni anche minime al sistema.</text:span></text:p>
      <text:p text:style-name="P10">La <text:span text:style-name="T5">major version zero </text:span><text:span text:style-name="T4">(</text:span>0.y.z) è destinata allo sviluppo iniziale, quando il software non è ancora stabile e tutto può cambiare in ogni momento. </text:p>
      <text:p text:style-name="P10">Il versionamento semantico ha anche altre regole, ma per quelli che sono i nostri scopi possiamo fermarci qui.</text:p>
      <text:h text:style-name="P29" text:outline-level="2" text:is-list-header="true"/>
      <text:h text:style-name="P31" text:outline-level="3">Versionamento delle religioni monoteistiche</text:h>
      <text:p text:style-name="Standard">La tabella seguente riporta un possibile versionamento delle grandi religioni monoteistiche:<text:span text:style-name="T14"><text:line-break/></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n.</text:p>
          </table:table-cell>
          <table:table-cell table:style-name="Table5.A1" office:value-type="string">
            <text:p text:style-name="P6">anno</text:p>
          </table:table-cell>
          <table:table-cell table:style-name="Table5.A1" office:value-type="string">
            <text:p text:style-name="P6">descrizione</text:p>
          </table:table-cell>
          <table:table-cell table:style-name="Table5.D1" office:value-type="string">
            <text:p text:style-name="P6">changelog</text:p>
          </table:table-cell>
        </table:table-row>
        <table:table-row>
          <table:table-cell table:style-name="Table5.A2" office:value-type="string">
            <text:p text:style-name="P5">0.1.0</text:p>
          </table:table-cell>
          <table:table-cell table:style-name="Table5.A2" office:value-type="string">
            <text:p text:style-name="P5">3.200 a.C.</text:p>
          </table:table-cell>
          <table:table-cell table:style-name="Table5.A2" office:value-type="string">
            <text:p text:style-name="P4">Culti egizi</text:p>
          </table:table-cell>
          <table:table-cell table:style-name="Table5.D2" office:value-type="string">
            <text:p text:style-name="P4">Riduzione del numero degli Dei; enoteismo e atenismo POC<text:note text:id="ftn8" text:note-class="footnote"><text:note-citation>8</text:note-citation><text:note-body><text:p text:style-name="Footnote"><text:span text:style-name="T5">Proof Of Concept</text:span>: prototipo che serve a di/mostrare le funzionalità di un nuovo sistema o processo.</text:p></text:note-body></text:note> del monoteismo.</text:p>
          </table:table-cell>
        </table:table-row>
        <table:table-row>
          <table:table-cell table:style-name="Table5.A2" office:value-type="string">
            <text:p text:style-name="P5">1.0.0</text:p>
          </table:table-cell>
          <table:table-cell table:style-name="Table5.A2" office:value-type="string">
            <text:p text:style-name="P5">2.000 a.C.</text:p>
          </table:table-cell>
          <table:table-cell table:style-name="Table5.A2" office:value-type="string">
            <text:p text:style-name="P4">Ebraismo</text:p>
          </table:table-cell>
          <table:table-cell table:style-name="Table5.D2" office:value-type="string">
            <text:p text:style-name="P4">Dio è uno; tutti gli altri sono deprecati.</text:p>
          </table:table-cell>
        </table:table-row>
        <table:table-row>
          <table:table-cell table:style-name="Table5.A2" office:value-type="string">
            <text:p text:style-name="P5">1.0.1</text:p>
          </table:table-cell>
          <table:table-cell table:style-name="Table5.A2" office:value-type="string">
            <text:p text:style-name="P5">1200 a.C.</text:p>
          </table:table-cell>
          <table:table-cell table:style-name="Table5.A2" office:value-type="string">
            <text:p text:style-name="P4">10 Comandamenti Esodo</text:p>
          </table:table-cell>
          <table:table-cell table:style-name="Table5.D2" office:value-type="string">
            <text:p text:style-name="P4">Redazione del manuale utente.</text:p>
          </table:table-cell>
        </table:table-row>
        <table:table-row>
          <table:table-cell table:style-name="Table5.A2" office:value-type="string">
            <text:p text:style-name="P5">1.0.2</text:p>
          </table:table-cell>
          <table:table-cell table:style-name="Table5.A2" office:value-type="string">
            <text:p text:style-name="P5">621 a.C.</text:p>
          </table:table-cell>
          <table:table-cell table:style-name="Table5.A2" office:value-type="string">
            <text:p text:style-name="P4">Deuteronomio</text:p>
          </table:table-cell>
          <table:table-cell table:style-name="Table5.D2" office:value-type="string">
            <text:p text:style-name="P4">Aggiornamento manuale utente.</text:p>
          </table:table-cell>
        </table:table-row>
        <table:table-row>
          <table:table-cell table:style-name="Table5.A2" office:value-type="string">
            <text:p text:style-name="P5">1.0.3</text:p>
          </table:table-cell>
          <table:table-cell table:style-name="Table5.A2" office:value-type="string">
            <text:p text:style-name="P5">500 a.C.</text:p>
          </table:table-cell>
          <table:table-cell table:style-name="Table5.A2" office:value-type="string">
            <text:p text:style-name="P4">Levitico</text:p>
          </table:table-cell>
          <table:table-cell table:style-name="Table5.D2" office:value-type="string">
            <text:p text:style-name="P4">Redazione del manuale di amministratore del sistema.</text:p>
          </table:table-cell>
        </table:table-row>
        <table:table-row>
          <table:table-cell table:style-name="Table5.A2" office:value-type="string">
            <text:p text:style-name="P5">1.1.0</text:p>
          </table:table-cell>
          <table:table-cell table:style-name="Table5.A2" office:value-type="string">
            <text:p text:style-name="P5">33</text:p>
          </table:table-cell>
          <table:table-cell table:style-name="Table5.A2" office:value-type="string">
            <text:p text:style-name="P4">Gesù di Nazareth</text:p>
          </table:table-cell>
          <table:table-cell table:style-name="Table5.D2" office:value-type="string">
            <text:p text:style-name="P4">Evoluzione e <text:span text:style-name="T5">debug</text:span> delle regole.</text:p>
          </table:table-cell>
        </table:table-row>
        <table:table-row>
          <table:table-cell table:style-name="Table5.A2" office:value-type="string">
            <text:p text:style-name="P5">1.1.1</text:p>
          </table:table-cell>
          <table:table-cell table:style-name="Table5.A2" office:value-type="string">
            <text:p text:style-name="P5">60</text:p>
          </table:table-cell>
          <table:table-cell table:style-name="Table5.A2" office:value-type="string">
            <text:p text:style-name="P4">Paolo di Tarso</text:p>
          </table:table-cell>
          <table:table-cell table:style-name="Table5.D2" office:value-type="string">
            <text:p text:style-name="P4">Evoluzione delle nuove regole.</text:p>
          </table:table-cell>
        </table:table-row>
        <table:table-row>
          <table:table-cell table:style-name="Table5.A2" office:value-type="string">
            <text:p text:style-name="P5">1.1.2</text:p>
          </table:table-cell>
          <table:table-cell table:style-name="Table5.A2" office:value-type="string">
            <text:p text:style-name="P5">70</text:p>
          </table:table-cell>
          <table:table-cell table:style-name="Table5.A2" office:value-type="string">
            <text:p text:style-name="P4">Vangelo di Marco</text:p>
          </table:table-cell>
          <table:table-cell table:style-name="Table5.D2" office:value-type="string">
            <text:p text:style-name="P4">Documentazione API<text:note text:id="ftn9" text:note-class="footnote"><text:note-citation>9</text:note-citation><text:note-body><text:p text:style-name="Footnote"><text:span text:style-name="T5">Application Program Interface</text:span>: l'insieme delle regole per l'utilizzo del sistema</text:p></text:note-body></text:note> versione 1.1.</text:p>
          </table:table-cell>
        </table:table-row>
        <table:table-row>
          <table:table-cell table:style-name="Table5.A2" office:value-type="string">
            <text:p text:style-name="P5">1.1.3</text:p>
          </table:table-cell>
          <table:table-cell table:style-name="Table5.A2" office:value-type="string">
            <text:p text:style-name="P5">85</text:p>
          </table:table-cell>
          <table:table-cell table:style-name="Table5.A2" office:value-type="string">
            <text:p text:style-name="P4">Vangelo di Matteo</text:p>
          </table:table-cell>
          <table:table-cell table:style-name="Table5.D2" office:value-type="string">
            <text:p text:style-name="P4">Documentazione API versione 1.1.</text:p>
          </table:table-cell>
        </table:table-row>
        <table:table-row>
          <table:table-cell table:style-name="Table5.A2" office:value-type="string">
            <text:p text:style-name="P5">1.1.4</text:p>
          </table:table-cell>
          <table:table-cell table:style-name="Table5.A2" office:value-type="string">
            <text:p text:style-name="P5">95</text:p>
          </table:table-cell>
          <table:table-cell table:style-name="Table5.A2" office:value-type="string">
            <text:p text:style-name="P4">Vangelo di Luca</text:p>
          </table:table-cell>
          <table:table-cell table:style-name="Table5.D2" office:value-type="string">
            <text:p text:style-name="P4">Documentazione API versione 1.1.</text:p>
          </table:table-cell>
        </table:table-row>
        <table:table-row>
          <table:table-cell table:style-name="Table5.A2" office:value-type="string">
            <text:p text:style-name="P5">1.2.0</text:p>
          </table:table-cell>
          <table:table-cell table:style-name="Table5.A2" office:value-type="string">
            <text:p text:style-name="P5">787</text:p>
          </table:table-cell>
          <table:table-cell table:style-name="Table5.A2" office:value-type="string">
            <text:p text:style-name="P4">Secondo Concilio Nicea</text:p>
          </table:table-cell>
          <table:table-cell table:style-name="Table5.D2" office:value-type="string">
            <text:p text:style-name="P4">Miglioramenti all'interfaccia grafica: permesse le immagini sacre.</text:p>
          </table:table-cell>
        </table:table-row>
        <table:table-row>
          <table:table-cell table:style-name="Table5.A2" office:value-type="string">
            <text:p text:style-name="P5">1.2.1</text:p>
          </table:table-cell>
          <table:table-cell table:style-name="Table5.A2" office:value-type="string">
            <text:p text:style-name="P5">1284</text:p>
          </table:table-cell>
          <table:table-cell table:style-name="Table5.A2" office:value-type="string">
            <text:p text:style-name="P4">Vescovo di Passavia</text:p>
          </table:table-cell>
          <table:table-cell table:style-name="Table5.D2" office:value-type="string">
            <text:p text:style-name="P4">Potenziamento dell'<text:span text:style-name="T5">help-desk</text:span> con l'introduzione dei Santi Ausiliatori.</text:p>
          </table:table-cell>
        </table:table-row>
        <table:table-row>
          <table:table-cell table:style-name="Table5.A2" office:value-type="string">
            <text:p text:style-name="P5">1.3.0</text:p>
          </table:table-cell>
          <table:table-cell table:style-name="Table5.A2" office:value-type="string">
            <text:p text:style-name="P7"><text:span text:style-name="Strong_20_Emphasis"><text:span text:style-name="T16">1054</text:span></text:span></text:p>
          </table:table-cell>
          <table:table-cell table:style-name="Table5.A2" office:value-type="string">
            <text:p text:style-name="P4">Chiesa Ortodossa</text:p>
          </table:table-cell>
          <table:table-cell table:style-name="Table5.D2" office:value-type="string">
            <text:p text:style-name="P4">Modifiche all'architettura del sistema.</text:p>
          </table:table-cell>
        </table:table-row>
        <table:table-row>
          <table:table-cell table:style-name="Table5.A2" office:value-type="string">
            <text:p text:style-name="P5">1.4.1</text:p>
          </table:table-cell>
          <table:table-cell table:style-name="Table5.A2" office:value-type="string">
            <text:p text:style-name="P5">1540</text:p>
          </table:table-cell>
          <table:table-cell table:style-name="Table5.A2" office:value-type="string">
            <text:p text:style-name="P4">Calvino</text:p>
          </table:table-cell>
          <table:table-cell table:style-name="Table5.D2" office:value-type="string">
            <text:p text:style-name="P4">Modifiche all'interfaccia utente.</text:p>
          </table:table-cell>
        </table:table-row>
        <table:table-row>
          <table:table-cell table:style-name="Table5.A2" office:value-type="string">
            <text:p text:style-name="P5">2.0.0</text:p>
          </table:table-cell>
          <table:table-cell table:style-name="Table5.A2" office:value-type="string">
            <text:p text:style-name="P5">610</text:p>
          </table:table-cell>
          <table:table-cell table:style-name="Table5.A2" office:value-type="string">
            <text:p text:style-name="P4">Islam</text:p>
          </table:table-cell>
          <table:table-cell table:style-name="Table5.D2" office:value-type="string">
            <text:p text:style-name="P4">Dio è sempre uno, ma non è lo stesso di prima.</text:p>
          </table:table-cell>
        </table:table-row>
        <table:table-row>
          <table:table-cell table:style-name="Table5.A2" office:value-type="string">
            <text:p text:style-name="P5">2.1.0</text:p>
          </table:table-cell>
          <table:table-cell table:style-name="Table5.A2" office:value-type="string">
            <text:p text:style-name="P5">657</text:p>
          </table:table-cell>
          <table:table-cell table:style-name="Table5.A2" office:value-type="string">
            <text:p text:style-name="P4">Sunniti</text:p>
          </table:table-cell>
          <table:table-cell table:style-name="Table5.D2" office:value-type="string">
            <text:p text:style-name="P4">Modifica alle regole.</text:p>
          </table:table-cell>
        </table:table-row>
        <table:table-row>
          <table:table-cell table:style-name="Table5.A2" office:value-type="string">
            <text:p text:style-name="P5">2.2.0</text:p>
          </table:table-cell>
          <table:table-cell table:style-name="Table5.A2" office:value-type="string">
            <text:p text:style-name="P5">661</text:p>
          </table:table-cell>
          <table:table-cell table:style-name="Table5.A2" office:value-type="string">
            <text:p text:style-name="P4">Sciiti</text:p>
          </table:table-cell>
          <table:table-cell table:style-name="Table5.D2" office:value-type="string">
            <text:p text:style-name="P4">Modifica alle regole.</text:p>
          </table:table-cell>
        </table:table-row>
      </table:table>
      <text:p text:style-name="Standard"/>
      <text:h text:style-name="P31" text:outline-level="3">Versionamento del C'hi++</text:h>
      <text:p text:style-name="P10">Il C'hi++ è monoteistico, ma non è una religione, quindi deve essere sottoposto a un versionamento autonomo.</text:p>
      <text:p text:style-name="P11"><text:line-break/></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n.</text:p>
          </table:table-cell>
          <table:table-cell table:style-name="Table6.A1" office:value-type="string">
            <text:p text:style-name="P6">anno</text:p>
          </table:table-cell>
          <table:table-cell table:style-name="Table6.A1" office:value-type="string">
            <text:p text:style-name="P6">descrizione</text:p>
          </table:table-cell>
          <table:table-cell table:style-name="Table6.D1" office:value-type="string">
            <text:p text:style-name="P6">changelog</text:p>
          </table:table-cell>
        </table:table-row>
        <table:table-row>
          <table:table-cell table:style-name="Table6.A2" office:value-type="string">
            <text:p text:style-name="P5">0.1.0</text:p>
          </table:table-cell>
          <table:table-cell table:style-name="Table6.A2" office:value-type="string">
            <text:p text:style-name="P5">2004</text:p>
          </table:table-cell>
          <table:table-cell table:style-name="Table6.A2" office:value-type="string">
            <text:p text:style-name="P4">Proto-C'hi++</text:p>
          </table:table-cell>
          <table:table-cell table:style-name="Table6.D2" office:value-type="string">
            <text:p text:style-name="P13">Domenica 12 settembre 2004, scrivevo sul mio blog: <text:span text:style-name="T3">La mia teoria cosmogonica comprende anche due fattori di primaria importanza, colpevolmente trascurati dalle altre teorie: il Minipimer e il concetto di: Immancabile Testa di Pera.</text:span></text:p>
          </table:table-cell>
        </table:table-row>
        <table:table-row>
          <table:table-cell table:style-name="Table6.A2" office:value-type="string">
            <text:p text:style-name="P5">0.1.1</text:p>
          </table:table-cell>
          <table:table-cell table:style-name="Table6.A2" office:value-type="string">
            <text:p text:style-name="P5">2007</text:p>
          </table:table-cell>
          <table:table-cell table:style-name="Table6.A2" office:value-type="string">
            <text:p text:style-name="P4">Sostiene Aristotele</text:p>
          </table:table-cell>
          <table:table-cell table:style-name="Table6.D2" office:value-type="string">
            <text:p text:style-name="P4">Primo tentativo di formalizzare la strana teoria che andavo sviluppando.<text:line-break/>Ci sono già i quattro dogmi del C'hi++, ma non c'è nessun accenno allo Spazionismo.</text:p>
          </table:table-cell>
        </table:table-row>
        <table:table-row>
          <table:table-cell table:style-name="Table6.A2" office:value-type="string">
            <text:p text:style-name="P5">0.2.0</text:p>
          </table:table-cell>
          <table:table-cell table:style-name="Table6.A2" office:value-type="string">
            <text:p text:style-name="P5">2009</text:p>
          </table:table-cell>
          <table:table-cell table:style-name="Table6.A2" office:value-type="string">
            <text:p text:style-name="P4">C'hi++</text:p>
          </table:table-cell>
          <table:table-cell table:style-name="Table6.D2" office:value-type="string">
            <text:p text:style-name="P4">Iniziata redazione del manuale <text:span text:style-name="T3">C'hi++.<text:line-break/></text:span><text:span text:style-name="T1">Creata una mappa concettuale per il progetto suddivisa in quattro livelli: </text:span><text:span text:style-name="T3">C'hi++, Informatica, Arte, Filosofia.</text:span></text:p>
          </table:table-cell>
        </table:table-row>
        <table:table-row>
          <table:table-cell table:style-name="Table6.A2" office:value-type="string">
            <text:p text:style-name="P5">0.3.0</text:p>
          </table:table-cell>
          <table:table-cell table:style-name="Table6.A2" office:value-type="string">
            <text:p text:style-name="P5">2015</text:p>
          </table:table-cell>
          <table:table-cell table:style-name="Table6.A2" office:value-type="string">
            <text:p text:style-name="P4">Iniziato Manifesto</text:p>
          </table:table-cell>
          <table:table-cell table:style-name="Table6.D2" office:value-type="string">
            <text:p text:style-name="P4">Iniziata la redazione di questo documento. </text:p>
          </table:table-cell>
        </table:table-row>
        <table:table-row>
          <table:table-cell table:style-name="Table6.A2" office:value-type="string">
            <text:p text:style-name="P5">0.3.1</text:p>
          </table:table-cell>
          <table:table-cell table:style-name="Table6.A2" office:value-type="string">
            <text:p text:style-name="P5">2016</text:p>
          </table:table-cell>
          <table:table-cell table:style-name="Table6.A2" office:value-type="string">
            <text:p text:style-name="P4">Adozione git</text:p>
          </table:table-cell>
          <table:table-cell table:style-name="Table6.D2" office:value-type="string">
            <text:p text:style-name="P4">Creato acconto per il progetto su GitHub.</text:p>
          </table:table-cell>
        </table:table-row>
        <table:table-row>
          <table:table-cell table:style-name="Table6.A2" office:value-type="string">
            <text:p text:style-name="P5">0.3.2</text:p>
          </table:table-cell>
          <table:table-cell table:style-name="Table6.A2" office:value-type="string">
            <text:p text:style-name="P5">2018</text:p>
          </table:table-cell>
          <table:table-cell table:style-name="Table6.A2" office:value-type="string">
            <text:p text:style-name="P4">Allineamento </text:p>
          </table:table-cell>
          <table:table-cell table:style-name="Table6.D2" office:value-type="string">
            <text:p text:style-name="P4">Allineamento delle versioni git con quelle del Manifesto.</text:p>
          </table:table-cell>
        </table:table-row>
        <table:table-row>
          <table:table-cell table:style-name="Table6.A2" office:value-type="string">
            <text:p text:style-name="P5"/>
          </table:table-cell>
          <table:table-cell table:style-name="Table6.A2" office:value-type="string">
            <text:p text:style-name="P5"/>
          </table:table-cell>
          <table:table-cell table:style-name="Table6.A2" office:value-type="string">
            <text:p text:style-name="P4"/>
          </table:table-cell>
          <table:table-cell table:style-name="Table6.D2" office:value-type="string">
            <text:p text:style-name="P4"/>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ill Sans" svg:font-family="'Gill Sans'"/>
    <style:font-face style:name="OpenSymbol" svg:font-family="OpenSymbol"/>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Gill Sans"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Gill Sans1" fo:font-size="11pt"/>
    </style:style>
    <style:style style:name="Heading" style:family="paragraph" style:parent-style-name="Standard" style:next-style-name="Text_20_body" style:class="text">
      <style:paragraph-properties fo:margin-top="0mm" fo:margin-bottom="0mm" fo:background-color="transparent" style:shadow="none" fo:keep-with-next="always">
        <style:tab-stops/>
        <style:background-image/>
      </style:paragraph-properties>
      <style:text-properties fo:color="#c5000b" style:font-name="Gill Sans1" fo:font-size="2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mm" fo:margin-bottom="0mm" fo:line-height="120%" style:page-number="auto" fo:background-color="#66ff00">
        <style:background-image/>
      </style:paragraph-properties>
      <style:text-properties style:use-window-font-color="true" fo:font-size="11pt"/>
    </style:style>
    <style:style style:name="List" style:family="paragraph" style:parent-style-name="Text_20_body" style:class="list">
      <style:text-properties style:font-name="Gill Sans"/>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ill Sans"/>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20mm" fo:margin-bottom="20mm" fo:text-indent="0mm" style:auto-text-indent="false" style:page-number="auto" fo:break-before="page"/>
      <style:text-properties fo:color="#c5000b"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0mm" fo:margin-bottom="0mm" fo:text-indent="0mm" style:auto-text-indent="false"/>
      <style:text-properties fo:color="#314004"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mm" fo:margin-right="0mm" fo:margin-top="0mm" fo:margin-bottom="0mm" fo:text-indent="0mm" style:auto-text-indent="false" fo:background-color="transparent" style:shadow="none" fo:keep-with-next="always">
        <style:tab-stops/>
        <style:background-image/>
      </style:paragraph-properties>
      <style:text-properties fo:color="#314004" fo:font-size="11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mm" fo:margin-right="0mm" fo:margin-top="0mm" fo:margin-bottom="0mm" fo:text-indent="0mm" style:auto-text-indent="false" style:page-number="auto" text:number-lines="false" text:line-number="0"/>
      <style:text-properties fo:font-size="14pt" fo:font-style="normal"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style:page-number="auto" text:number-lines="false" text:line-number="0">
        <style:tab-stops>
          <style:tab-stop style:position="85mm" style:type="center"/>
          <style:tab-stop style:position="170mm" style:type="right"/>
        </style:tab-stops>
      </style:paragraph-properties>
      <style:text-properties fo:color="#666666"/>
    </style:style>
    <style:style style:name="Marginalia" style:family="paragraph" style:parent-style-name="Text_20_body" style:class="text">
      <style:paragraph-properties fo:margin-left="0mm" fo:margin-right="0mm" fo:margin-top="0mm" fo:margin-bottom="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ome_20_sito" style:display-name="Nome sito" style:family="paragraph" style:parent-style-name="Heading_20_1" style:default-outline-level="1" style:list-style-name="" style:master-page-name="">
      <style:paragraph-properties style:page-number="auto"/>
      <style:text-properties fo:color="#808080" fo:font-size="16pt" style:font-size-asian="16pt" style:font-size-complex="16pt"/>
    </style:style>
    <style:style style:name="Quotations" style:family="paragraph" style:parent-style-name="Standard" style:class="html">
      <style:paragraph-properties fo:margin-left="10mm" fo:margin-right="10mm" fo:margin-top="0mm" fo:margin-bottom="4.99mm" fo:text-indent="0mm" style:auto-text-indent="false"/>
    </style:style>
    <style:style style:name="Esempio" style:family="paragraph" style:parent-style-name="Text_20_body">
      <style:paragraph-properties fo:margin-left="4.99mm" fo:margin-right="4.99mm" fo:margin-top="0mm" fo:margin-bottom="0mm" fo:text-indent="0mm" style:auto-text-indent="false" fo:background-color="#dddddd">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color="#314004" fo:font-size="16pt" fo:font-style="normal" style:font-size-asian="14pt" style:font-style-asian="italic" style:font-size-complex="14pt" style:font-style-complex="italic"/>
    </style:style>
    <style:style style:name="Risposta" style:family="paragraph" style:parent-style-name="Standard">
      <style:paragraph-properties fo:margin-left="12.51mm" fo:margin-right="13.12mm" fo:text-indent="0mm" style:auto-text-indent="false"/>
      <style:text-properties fo:color="#111111" fo:font-style="italic" style:font-style-asian="italic" style:font-style-complex="italic"/>
    </style:style>
    <style:style style:name="Dogma" style:family="paragraph" style:parent-style-name="Standard">
      <style:text-properties fo:color="#666666" fo:font-size="10pt" fo:font-style="italic" fo:font-weight="bold" style:font-size-asian="10pt" style:font-style-asian="italic" style:font-weight-asian="bold" style:font-size-complex="10pt" style:font-style-complex="italic" style:font-weight-complex="bold"/>
    </style:style>
    <style:style style:name="Domanda" style:family="paragraph" style:parent-style-name="Standard" style:master-page-name="">
      <style:paragraph-properties fo:keep-together="always" style:page-number="auto"/>
      <style:text-properties fo:color="#111111"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5.1mm" fo:margin-left="5.1m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3.7mm" fo:margin-left="3.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ext-properties fo:color="#666666"/>
    </style:style>
    <style:page-layout style:name="Mpm1">
      <style:page-layout-properties fo:page-width="210.01mm" fo:page-height="297mm" style:num-format="1" style:print-orientation="portrait" fo:margin-top="20mm" fo:margin-bottom="20mm" fo:margin-left="35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35mm" fo:margin-right="2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mirrored">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C'hi++</text:title> - <text:subject>Proposta per una metafisica open-source</text:subject></text:p>
      </style:header>
      <style:footer>
        <text:p text:style-name="Footer">Revisione <text:editing-cycles>158</text:editing-cycles> - <text:modification-date style:data-style-name="N76">2 dicembre 2018</text:modification-date><text:tab/><text:tab/>Pagina <text:page-number text:select-page="current"/> di <text:page-count>17</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30T13:54:12</meta:creation-date>
    <meta:editing-duration>P1DT11H16M11S</meta:editing-duration>
    <meta:editing-cycles>158</meta:editing-cycles>
    <meta:generator>OpenOffice/4.1.1$Unix OpenOffice.org_project/411m6$Build-9775</meta:generator>
    <dc:title>C'hi++</dc:title>
    <dc:subject>Proposta per una metafisica open-source</dc:subject>
    <dc:date>2018-12-02T09:59:08</dc:date>
    <meta:document-statistic meta:table-count="6" meta:image-count="0" meta:object-count="0" meta:page-count="17" meta:paragraph-count="250" meta:word-count="3192" meta:character-count="19830"/>
    <meta:user-defined meta:name="Autore">R.Canaro</meta:user-defined>
    <meta:user-defined meta:name="Sito">Religiosa Intolleranza</meta:user-defined>
    <meta:template xlink:type="simple" xlink:actuate="onRequest" xlink:title="Titolo" xlink:href="../../../Documenti/Modelli/Religiosa%20Intolleranza.ott" meta:date="2015-09-30T13:54:12"/>
  </office:meta>
</office:document-meta>
</file>